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New" svg:font-family="CourierNew" style:font-pitch="variable"/>
    <style:font-face style:name="CourierNew1" svg:font-family="CourierNew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f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f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cf8e6d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4" style:family="text">
      <style:text-properties fo:color="#bcbec4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5" style:family="text">
      <style:text-properties fo:color="#2aacb8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6" style:family="text">
      <style:text-properties fo:color="#6aab73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7" style:family="text">
      <style:text-properties fo:color="#7a7e85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8" style:family="text">
      <style:text-properties fo:color="#56a8f5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9" style:family="text">
      <style:text-properties fo:color="#8888c6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12.276cm" svg:viewBox="0 0 15946 530" draw:points="0,0 15946,0 15946,530 0,530">
          <text:p/>
        </draw:polygon>
        <draw:polygon draw:style-name="gr2" draw:text-style-name="P2" draw:layer="layout" svg:width="15.945cm" svg:height="0.53cm" svg:x="2.54cm" svg:y="12.805cm" svg:viewBox="0 0 15946 531" draw:points="0,0 15946,0 15946,531 0,531">
          <text:p/>
        </draw:polygon>
        <draw:polygon draw:style-name="gr2" draw:text-style-name="P2" draw:layer="layout" svg:width="15.945cm" svg:height="0.529cm" svg:x="2.54cm" svg:y="13.299cm" svg:viewBox="0 0 15946 530" draw:points="0,0 15946,0 15946,530 0,530">
          <text:p/>
        </draw:polygon>
        <draw:polygon draw:style-name="gr2" draw:text-style-name="P2" draw:layer="layout" svg:width="15.945cm" svg:height="0.529cm" svg:x="2.54cm" svg:y="13.793cm" svg:viewBox="0 0 15946 530" draw:points="0,0 15946,0 15946,530 0,530">
          <text:p/>
        </draw:polygon>
        <draw:polygon draw:style-name="gr2" draw:text-style-name="P2" draw:layer="layout" svg:width="15.945cm" svg:height="0.529cm" svg:x="2.54cm" svg:y="14.322cm" svg:viewBox="0 0 15946 530" draw:points="0,0 15946,0 15946,530 0,530">
          <text:p/>
        </draw:polygon>
        <draw:polygon draw:style-name="gr2" draw:text-style-name="P2" draw:layer="layout" svg:width="15.945cm" svg:height="0.529cm" svg:x="2.54cm" svg:y="14.816cm" svg:viewBox="0 0 15946 530" draw:points="0,0 15946,0 15946,530 0,530">
          <text:p/>
        </draw:polygon>
        <draw:polygon draw:style-name="gr2" draw:text-style-name="P2" draw:layer="layout" svg:width="15.945cm" svg:height="0.529cm" svg:x="2.54cm" svg:y="15.31cm" svg:viewBox="0 0 15946 530" draw:points="0,0 15946,0 15946,530 0,530">
          <text:p/>
        </draw:polygon>
        <draw:polygon draw:style-name="gr2" draw:text-style-name="P2" draw:layer="layout" svg:width="15.945cm" svg:height="0.529cm" svg:x="2.54cm" svg:y="15.839cm" svg:viewBox="0 0 15946 530" draw:points="0,0 15946,0 15946,530 0,530">
          <text:p/>
        </draw:polygon>
        <draw:polygon draw:style-name="gr2" draw:text-style-name="P2" draw:layer="layout" svg:width="15.945cm" svg:height="0.529cm" svg:x="2.54cm" svg:y="16.333cm" svg:viewBox="0 0 15946 530" draw:points="0,0 15946,0 15946,530 0,530">
          <text:p/>
        </draw:polygon>
        <draw:polygon draw:style-name="gr2" draw:text-style-name="P2" draw:layer="layout" svg:width="15.945cm" svg:height="0.529cm" svg:x="2.54cm" svg:y="16.827cm" svg:viewBox="0 0 15946 530" draw:points="0,0 15946,0 15946,530 0,530">
          <text:p/>
        </draw:polygon>
        <draw:polygon draw:style-name="gr2" draw:text-style-name="P2" draw:layer="layout" svg:width="15.945cm" svg:height="0.529cm" svg:x="2.54cm" svg:y="17.356cm" svg:viewBox="0 0 15946 530" draw:points="0,0 15946,0 15946,530 0,530">
          <text:p/>
        </draw:polygon>
        <draw:polygon draw:style-name="gr2" draw:text-style-name="P2" draw:layer="layout" svg:width="15.945cm" svg:height="0.529cm" svg:x="2.54cm" svg:y="17.85cm" svg:viewBox="0 0 15946 530" draw:points="0,0 15946,0 15946,530 0,530">
          <text:p/>
        </draw:polygon>
        <draw:polygon draw:style-name="gr2" draw:text-style-name="P2" draw:layer="layout" svg:width="15.945cm" svg:height="0.529cm" svg:x="2.54cm" svg:y="18.344cm" svg:viewBox="0 0 15946 530" draw:points="0,0 15946,0 15946,530 0,530">
          <text:p/>
        </draw:polygon>
        <draw:polygon draw:style-name="gr2" draw:text-style-name="P2" draw:layer="layout" svg:width="15.945cm" svg:height="0.529cm" svg:x="2.54cm" svg:y="18.873cm" svg:viewBox="0 0 15946 530" draw:points="0,0 15946,0 15946,530 0,530">
          <text:p/>
        </draw:polygon>
        <draw:polygon draw:style-name="gr2" draw:text-style-name="P2" draw:layer="layout" svg:width="15.945cm" svg:height="0.529cm" svg:x="2.54cm" svg:y="19.367cm" svg:viewBox="0 0 15946 530" draw:points="0,0 15946,0 15946,530 0,530">
          <text:p/>
        </draw:polygon>
        <draw:polygon draw:style-name="gr2" draw:text-style-name="P2" draw:layer="layout" svg:width="15.945cm" svg:height="0.529cm" svg:x="2.54cm" svg:y="19.861cm" svg:viewBox="0 0 15946 530" draw:points="0,0 15946,0 15946,530 0,530">
          <text:p/>
        </draw:polygon>
        <draw:polygon draw:style-name="gr2" draw:text-style-name="P2" draw:layer="layout" svg:width="15.945cm" svg:height="0.529cm" svg:x="2.54cm" svg:y="20.39cm" svg:viewBox="0 0 15946 530" draw:points="0,0 15946,0 15946,530 0,530">
          <text:p/>
        </draw:polygon>
        <draw:polygon draw:style-name="gr2" draw:text-style-name="P2" draw:layer="layout" svg:width="15.945cm" svg:height="0.529cm" svg:x="2.54cm" svg:y="20.884cm" svg:viewBox="0 0 15946 530" draw:points="0,0 15946,0 15946,530 0,530">
          <text:p/>
        </draw:polygon>
        <draw:polygon draw:style-name="gr2" draw:text-style-name="P2" draw:layer="layout" svg:width="15.945cm" svg:height="0.529cm" svg:x="2.54cm" svg:y="21.378cm" svg:viewBox="0 0 15946 530" draw:points="0,0 15946,0 15946,530 0,530">
          <text:p/>
        </draw:polygon>
        <draw:polygon draw:style-name="gr2" draw:text-style-name="P2" draw:layer="layout" svg:width="15.945cm" svg:height="0.529cm" svg:x="2.54cm" svg:y="21.907cm" svg:viewBox="0 0 15946 530" draw:points="0,0 15946,0 15946,530 0,530">
          <text:p/>
        </draw:polygon>
        <draw:polygon draw:style-name="gr2" draw:text-style-name="P2" draw:layer="layout" svg:width="15.945cm" svg:height="0.529cm" svg:x="2.54cm" svg:y="22.401cm" svg:viewBox="0 0 15946 530" draw:points="0,0 15946,0 15946,530 0,530">
          <text:p/>
        </draw:polygon>
        <draw:polygon draw:style-name="gr2" draw:text-style-name="P2" draw:layer="layout" svg:width="15.945cm" svg:height="0.529cm" svg:x="2.54cm" svg:y="22.895cm" svg:viewBox="0 0 15946 530" draw:points="0,0 15946,0 15946,530 0,530">
          <text:p/>
        </draw:polygon>
        <draw:polygon draw:style-name="gr2" draw:text-style-name="P2" draw:layer="layout" svg:width="15.945cm" svg:height="0.529cm" svg:x="2.54cm" svg:y="23.424cm" svg:viewBox="0 0 15946 530" draw:points="0,0 15946,0 15946,530 0,530">
          <text:p/>
        </draw:polygon>
        <draw:polygon draw:style-name="gr2" draw:text-style-name="P2" draw:layer="layout" svg:width="15.945cm" svg:height="0.529cm" svg:x="2.54cm" svg:y="23.918cm" svg:viewBox="0 0 15946 530" draw:points="0,0 15946,0 15946,530 0,530">
          <text:p/>
        </draw:polygon>
        <draw:polygon draw:style-name="gr2" draw:text-style-name="P2" draw:layer="layout" svg:width="15.945cm" svg:height="0.529cm" svg:x="2.54cm" svg:y="24.412cm" svg:viewBox="0 0 15946 530" draw:points="0,0 15946,0 15946,530 0,530">
          <text:p/>
        </draw:polygon>
        <draw:polygon draw:style-name="gr2" draw:text-style-name="P2" draw:layer="layout" svg:width="15.945cm" svg:height="0.529cm" svg:x="2.54cm" svg:y="24.941cm" svg:viewBox="0 0 15946 530" draw:points="0,0 15946,0 15946,530 0,530">
          <text:p/>
        </draw:polygon>
        <draw:polygon draw:style-name="gr2" draw:text-style-name="P2" draw:layer="layout" svg:width="15.945cm" svg:height="0.529cm" svg:x="2.54cm" svg:y="25.435cm" svg:viewBox="0 0 15946 530" draw:points="0,0 15946,0 15946,530 0,530">
          <text:p/>
        </draw:polygon>
        <draw:polygon draw:style-name="gr2" draw:text-style-name="P2" draw:layer="layout" svg:width="15.945cm" svg:height="0.529cm" svg:x="2.54cm" svg:y="25.929cm" svg:viewBox="0 0 15946 530" draw:points="0,0 15946,0 15946,530 0,530">
          <text:p/>
        </draw:polygon>
        <draw:polygon draw:style-name="gr2" draw:text-style-name="P2" draw:layer="layout" svg:width="15.945cm" svg:height="0.529cm" svg:x="2.54cm" svg:y="26.458cm" svg:viewBox="0 0 15946 530" draw:points="0,0 15946,0 15946,530 0,530">
          <text:p/>
        </draw:polygon>
        <draw:frame draw:style-name="gr3" draw:text-style-name="P4" draw:layer="layout" svg:width="7.952cm" svg:height="0.433cm" svg:x="11.766cm" svg:y="2.553cm">
          <draw:text-box>
            <text:p text:style-name="P3"><text:span text:style-name="T1">Студент группы ИС-27 Цотниашвили Давид</text:span></text:p>
          </draw:text-box>
        </draw:frame>
        <draw:frame draw:style-name="gr3" draw:text-style-name="P4" draw:layer="layout" svg:width="5.319cm" svg:height="0.433cm" svg:x="2.54cm" svg:y="3.066cm">
          <draw:text-box>
            <text:p text:style-name="P3"><text:span text:style-name="T2">Практическое задание №15</text:span></text:p>
          </draw:text-box>
        </draw:frame>
        <draw:frame draw:style-name="gr3" draw:text-style-name="P4" draw:layer="layout" svg:width="15.767cm" svg:height="0.433cm" svg:x="2.54cm" svg:y="4.092cm">
          <draw:text-box>
            <text:p text:style-name="P3"><text:span text:style-name="T2">Тема:</text:span><text:span text:style-name="T1"> составление программ для работы с базами данных в IDE PyCharm Community.</text:span></text:p>
          </draw:text-box>
        </draw:frame>
        <draw:frame draw:style-name="gr3" draw:text-style-name="P4" draw:layer="layout" svg:width="14.205cm" svg:height="0.433cm" svg:x="2.54cm" svg:y="5.119cm">
          <draw:text-box>
            <text:p text:style-name="P3"><text:span text:style-name="T2">Цель:</text:span><text:span text:style-name="T1"> закрепить усвоенные знания, понятия, алгоритмы, основные принципы</text:span></text:p>
          </draw:text-box>
        </draw:frame>
        <draw:frame draw:style-name="gr3" draw:text-style-name="P4" draw:layer="layout" svg:width="11.635cm" svg:height="0.433cm" svg:x="2.54cm" svg:y="5.632cm">
          <draw:text-box>
            <text:p text:style-name="P3"><text:span text:style-name="T1">составления программ, работы с БД в IDE PyCharm Community.</text:span></text:p>
          </draw:text-box>
        </draw:frame>
        <draw:frame draw:style-name="gr3" draw:text-style-name="P4" draw:layer="layout" svg:width="14.738cm" svg:height="0.433cm" svg:x="2.54cm" svg:y="6.658cm">
          <draw:text-box>
            <text:p text:style-name="P3"><text:span text:style-name="T2">Постановка задачи:</text:span><text:span text:style-name="T1"> Приложение ЗАКАЗЫ ТОВАРОВ для автоматизированного</text:span></text:p>
          </draw:text-box>
        </draw:frame>
        <draw:frame draw:style-name="gr3" draw:text-style-name="P4" draw:layer="layout" svg:width="15.814cm" svg:height="0.433cm" svg:x="2.54cm" svg:y="7.171cm">
          <draw:text-box>
            <text:p text:style-name="P3"><text:span text:style-name="T1">контроля заказов торговой фирмы. Таблица Заказы должна содержать информацию о</text:span></text:p>
          </draw:text-box>
        </draw:frame>
        <draw:frame draw:style-name="gr3" draw:text-style-name="P4" draw:layer="layout" svg:width="15.962cm" svg:height="0.433cm" svg:x="2.54cm" svg:y="7.684cm">
          <draw:text-box>
            <text:p text:style-name="P3"><text:span text:style-name="T1">товарах со следующей структурой записи: Код товара, Наименование товара, Заказчик</text:span></text:p>
          </draw:text-box>
        </draw:frame>
        <draw:frame draw:style-name="gr3" draw:text-style-name="P4" draw:layer="layout" svg:width="15.619cm" svg:height="0.433cm" svg:x="2.54cm" svg:y="8.198cm">
          <draw:text-box>
            <text:p text:style-name="P3"><text:span text:style-name="T1">(наименование организации, возможны повторяющиеся значения), Дата заказа, Срок</text:span></text:p>
          </draw:text-box>
        </draw:frame>
        <draw:frame draw:style-name="gr3" draw:text-style-name="P4" draw:layer="layout" svg:width="8.879cm" svg:height="0.433cm" svg:x="2.54cm" svg:y="8.711cm">
          <draw:text-box>
            <text:p text:style-name="P3"><text:span text:style-name="T1">исполнения (от 1 до 10 дней), Стоимость заказа.</text:span></text:p>
          </draw:text-box>
        </draw:frame>
        <draw:frame draw:style-name="gr3" draw:text-style-name="P4" draw:layer="layout" svg:width="4.904cm" svg:height="0.433cm" svg:x="2.54cm" svg:y="10.25cm">
          <draw:text-box>
            <text:p text:style-name="P3"><text:span text:style-name="T2">Тип алгоритма:</text:span><text:span text:style-name="T1"> линейный</text:span></text:p>
          </draw:text-box>
        </draw:frame>
        <draw:frame draw:style-name="gr3" draw:text-style-name="P4" draw:layer="layout" svg:width="3.533cm" svg:height="0.433cm" svg:x="2.54cm" svg:y="11.277cm">
          <draw:text-box>
            <text:p text:style-name="P3"><text:span text:style-name="T2">Текст программы:</text:span></text:p>
          </draw:text-box>
        </draw:frame>
        <draw:frame draw:style-name="gr3" draw:text-style-name="P4" draw:layer="layout" svg:width="0.387cm" svg:height="0.433cm" svg:x="2.54cm" svg:y="11.79cm">
          <draw:text-box>
            <text:p text:style-name="P3"><text:span text:style-name="T2">1)</text:span></text:p>
          </draw:text-box>
        </draw:frame>
        <draw:frame draw:style-name="gr3" draw:text-style-name="P4" draw:layer="layout" svg:width="4.66cm" svg:height="0.446cm" svg:x="2.54cm" svg:y="12.29cm">
          <draw:text-box>
            <text:p text:style-name="P3"><text:span text:style-name="T3">import</text:span><text:span text:style-name="T4"> sqlite3</text:span><text:span text:style-name="T3"> as</text:span><text:span text:style-name="T4"> sq</text:span></text:p>
          </draw:text-box>
        </draw:frame>
        <draw:frame draw:style-name="gr3" draw:text-style-name="P4" draw:layer="layout" svg:width="2.098cm" svg:height="0.446cm" svg:x="2.54cm" svg:y="13.301cm">
          <draw:text-box>
            <text:p text:style-name="P3"><text:span text:style-name="T4">order = [</text:span></text:p>
          </draw:text-box>
        </draw:frame>
        <draw:frame draw:style-name="gr3" draw:text-style-name="P4" draw:layer="layout" svg:width="14.906cm" svg:height="0.446cm" svg:x="3.238cm" svg:y="13.806cm">
          <draw:text-box>
            <text:p text:style-name="P3"><text:span text:style-name="T4">(</text:span><text:span text:style-name="T5">1</text:span><text:span text:style-name="T4">,</text:span><text:span text:style-name="T6"> 'Стол письменный'</text:span><text:span text:style-name="T4">,</text:span><text:span text:style-name="T6"> 'ООО «Мебель»'</text:span><text:span text:style-name="T4">,</text:span><text:span text:style-name="T6"> '18.08.2023'</text:span><text:span text:style-name="T4">,</text:span><text:span text:style-name="T5"> 7</text:span><text:span text:style-name="T4">,</text:span><text:span text:style-name="T5"> 281000</text:span><text:span text:style-name="T4">),</text:span></text:p>
          </draw:text-box>
        </draw:frame>
        <draw:frame draw:style-name="gr3" draw:text-style-name="P4" draw:layer="layout" svg:width="11.646cm" svg:height="0.446cm" svg:x="3.238cm" svg:y="14.312cm">
          <draw:text-box>
            <text:p text:style-name="P3"><text:span text:style-name="T4">(</text:span><text:span text:style-name="T5">2</text:span><text:span text:style-name="T4">,</text:span><text:span text:style-name="T6"> 'Стул'</text:span><text:span text:style-name="T4">,</text:span><text:span text:style-name="T6"> 'ООО «Офис»'</text:span><text:span text:style-name="T4">,</text:span><text:span text:style-name="T6"> '19.08.2023'</text:span><text:span text:style-name="T4">,</text:span><text:span text:style-name="T5"> 5</text:span><text:span text:style-name="T4">,</text:span><text:span text:style-name="T5"> 30000</text:span><text:span text:style-name="T4">),</text:span></text:p>
          </draw:text-box>
        </draw:frame>
        <draw:frame draw:style-name="gr3" draw:text-style-name="P4" draw:layer="layout" svg:width="11.646cm" svg:height="0.446cm" svg:x="3.238cm" svg:y="14.818cm">
          <draw:text-box>
            <text:p text:style-name="P3"><text:span text:style-name="T4">(</text:span><text:span text:style-name="T5">3</text:span><text:span text:style-name="T4">,</text:span><text:span text:style-name="T6"> 'Шкаф'</text:span><text:span text:style-name="T4">,</text:span><text:span text:style-name="T6"> 'ООО «Дом»'</text:span><text:span text:style-name="T4">,</text:span><text:span text:style-name="T6"> '20.08.2023'</text:span><text:span text:style-name="T4">,</text:span><text:span text:style-name="T5"> 10</text:span><text:span text:style-name="T4">,</text:span><text:span text:style-name="T5"> 50000</text:span><text:span text:style-name="T4">),</text:span></text:p>
          </draw:text-box>
        </draw:frame>
        <draw:frame draw:style-name="gr3" draw:text-style-name="P4" draw:layer="layout" svg:width="12.81cm" svg:height="0.446cm" svg:x="3.238cm" svg:y="15.323cm">
          <draw:text-box>
            <text:p text:style-name="P3"><text:span text:style-name="T4">(</text:span><text:span text:style-name="T5">4</text:span><text:span text:style-name="T4">,</text:span><text:span text:style-name="T6"> 'Кресло'</text:span><text:span text:style-name="T4">,</text:span><text:span text:style-name="T6"> 'ООО «Комфорт»'</text:span><text:span text:style-name="T4">,</text:span><text:span text:style-name="T6"> '21.08.2023'</text:span><text:span text:style-name="T4">,</text:span><text:span text:style-name="T5"> 7</text:span><text:span text:style-name="T4">,</text:span><text:span text:style-name="T5"> 45000</text:span><text:span text:style-name="T4">),</text:span></text:p>
          </draw:text-box>
        </draw:frame>
        <draw:frame draw:style-name="gr3" draw:text-style-name="P4" draw:layer="layout" svg:width="13.508cm" svg:height="0.446cm" svg:x="3.238cm" svg:y="15.829cm">
          <draw:text-box>
            <text:p text:style-name="P3"><text:span text:style-name="T4">(</text:span><text:span text:style-name="T5">5</text:span><text:span text:style-name="T4">,</text:span><text:span text:style-name="T6"> 'Компьютерный стол'</text:span><text:span text:style-name="T4">,</text:span><text:span text:style-name="T6"> 'ООО «Техника»'</text:span><text:span text:style-name="T4">,</text:span><text:span text:style-name="T6"> '22.08.2023'</text:span><text:span text:style-name="T4">,</text:span><text:span text:style-name="T5"> 8</text:span><text:span text:style-name="T4">,</text:span></text:p>
          </draw:text-box>
        </draw:frame>
        <draw:frame draw:style-name="gr3" draw:text-style-name="P4" draw:layer="layout" svg:width="1.632cm" svg:height="0.446cm" svg:x="2.54cm" svg:y="16.334cm">
          <draw:text-box>
            <text:p text:style-name="P3"><text:span text:style-name="T5">60000</text:span><text:span text:style-name="T4">),</text:span></text:p>
          </draw:text-box>
        </draw:frame>
        <draw:frame draw:style-name="gr3" draw:text-style-name="P4" draw:layer="layout" svg:width="14.207cm" svg:height="0.446cm" svg:x="3.238cm" svg:y="16.84cm">
          <draw:text-box>
            <text:p text:style-name="P3"><text:span text:style-name="T4">(</text:span><text:span text:style-name="T5">6</text:span><text:span text:style-name="T4">,</text:span><text:span text:style-name="T6"> 'Офисная тумба'</text:span><text:span text:style-name="T4">,</text:span><text:span text:style-name="T6"> 'ООО «Стиль»'</text:span><text:span text:style-name="T4">,</text:span><text:span text:style-name="T6"> '23.08.2023'</text:span><text:span text:style-name="T4">,</text:span><text:span text:style-name="T5"> 10</text:span><text:span text:style-name="T4">,</text:span><text:span text:style-name="T5"> 35000</text:span><text:span text:style-name="T4">),</text:span></text:p>
          </draw:text-box>
        </draw:frame>
        <draw:frame draw:style-name="gr3" draw:text-style-name="P4" draw:layer="layout" svg:width="12.344cm" svg:height="0.446cm" svg:x="3.238cm" svg:y="17.345cm">
          <draw:text-box>
            <text:p text:style-name="P3"><text:span text:style-name="T4">(</text:span><text:span text:style-name="T5">7</text:span><text:span text:style-name="T4">,</text:span><text:span text:style-name="T6"> 'Стеллаж'</text:span><text:span text:style-name="T4">,</text:span><text:span text:style-name="T6"> 'ООО «Офис»'</text:span><text:span text:style-name="T4">,</text:span><text:span text:style-name="T6"> '24.08.2023'</text:span><text:span text:style-name="T4">,</text:span><text:span text:style-name="T5"> 3</text:span><text:span text:style-name="T4">,</text:span><text:span text:style-name="T5"> 75000</text:span><text:span text:style-name="T4">),</text:span></text:p>
          </draw:text-box>
        </draw:frame>
        <draw:frame draw:style-name="gr3" draw:text-style-name="P4" draw:layer="layout" svg:width="12.81cm" svg:height="0.446cm" svg:x="3.238cm" svg:y="17.851cm">
          <draw:text-box>
            <text:p text:style-name="P3"><text:span text:style-name="T4">(</text:span><text:span text:style-name="T5">8</text:span><text:span text:style-name="T4">,</text:span><text:span text:style-name="T6"> 'Принтер'</text:span><text:span text:style-name="T4">,</text:span><text:span text:style-name="T6"> 'ООО «Печать»'</text:span><text:span text:style-name="T4">,</text:span><text:span text:style-name="T6"> '25.08.2023'</text:span><text:span text:style-name="T4">,</text:span><text:span text:style-name="T5"> 1</text:span><text:span text:style-name="T4">,</text:span><text:span text:style-name="T5"> 20000</text:span><text:span text:style-name="T4">),</text:span></text:p>
          </draw:text-box>
        </draw:frame>
        <draw:frame draw:style-name="gr3" draw:text-style-name="P4" draw:layer="layout" svg:width="11.879cm" svg:height="0.446cm" svg:x="3.238cm" svg:y="18.356cm">
          <draw:text-box>
            <text:p text:style-name="P3"><text:span text:style-name="T4">(</text:span><text:span text:style-name="T5">9</text:span><text:span text:style-name="T4">,</text:span><text:span text:style-name="T6"> 'МФУ'</text:span><text:span text:style-name="T4">,</text:span><text:span text:style-name="T6"> 'ООО «Сервис»'</text:span><text:span text:style-name="T4">,</text:span><text:span text:style-name="T6"> '26.08.2023'</text:span><text:span text:style-name="T4">,</text:span><text:span text:style-name="T5"> 3</text:span><text:span text:style-name="T4">,</text:span><text:span text:style-name="T5"> 40000</text:span><text:span text:style-name="T4">),</text:span></text:p>
          </draw:text-box>
        </draw:frame>
        <draw:frame draw:style-name="gr3" draw:text-style-name="P4" draw:layer="layout" svg:width="13.042cm" svg:height="0.446cm" svg:x="3.238cm" svg:y="18.862cm">
          <draw:text-box>
            <text:p text:style-name="P3"><text:span text:style-name="T4">(</text:span><text:span text:style-name="T5">10</text:span><text:span text:style-name="T4">,</text:span><text:span text:style-name="T6"> 'Ноутбук'</text:span><text:span text:style-name="T4">,</text:span><text:span text:style-name="T6"> 'ООО «Техника»'</text:span><text:span text:style-name="T4">,</text:span><text:span text:style-name="T6"> '27.08.2023'</text:span><text:span text:style-name="T4">,</text:span><text:span text:style-name="T5"> 5</text:span><text:span text:style-name="T4">,</text:span><text:span text:style-name="T5"> 80000</text:span><text:span text:style-name="T4">)</text:span></text:p>
          </draw:text-box>
        </draw:frame>
        <draw:frame draw:style-name="gr3" draw:text-style-name="P4" draw:layer="layout" svg:width="0.387cm" svg:height="0.446cm" svg:x="2.54cm" svg:y="19.367cm">
          <draw:text-box>
            <text:p text:style-name="P3"><text:span text:style-name="T4">]</text:span></text:p>
          </draw:text-box>
        </draw:frame>
        <draw:frame draw:style-name="gr3" draw:text-style-name="P4" draw:layer="layout" svg:width="8.384cm" svg:height="0.446cm" svg:x="2.54cm" svg:y="20.378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3.238cm" svg:y="20.884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9.548cm" svg:height="0.446cm" svg:x="3.238cm" svg:y="21.389cm">
          <draw:text-box>
            <text:p text:style-name="P3"><text:span text:style-name="T4">cur.execute(</text:span><text:span text:style-name="T6">"DROP TABLE IF EXISTS users"</text:span><text:span text:style-name="T4">)</text:span></text:p>
          </draw:text-box>
        </draw:frame>
        <draw:frame draw:style-name="gr3" draw:text-style-name="P4" draw:layer="layout" svg:width="11.411cm" svg:height="0.446cm" svg:x="3.238cm" svg:y="21.895cm">
          <draw:text-box>
            <text:p text:style-name="P3"><text:span text:style-name="T4">cur.execute(</text:span><text:span text:style-name="T6">"""CREATE TABLE IF NOT EXISTS users (</text:span></text:p>
          </draw:text-box>
        </draw:frame>
        <draw:frame draw:style-name="gr3" draw:text-style-name="P4" draw:layer="layout" svg:width="5.357cm" svg:height="0.446cm" svg:x="3.238cm" svg:y="22.401cm">
          <draw:text-box>
            <text:p text:style-name="P3"><text:span text:style-name="T6">id INTEGER PRIMARY KEY,</text:span></text:p>
          </draw:text-box>
        </draw:frame>
        <draw:frame draw:style-name="gr3" draw:text-style-name="P4" draw:layer="layout" svg:width="4.426cm" svg:height="0.446cm" svg:x="3.238cm" svg:y="22.906cm">
          <draw:text-box>
            <text:p text:style-name="P3"><text:span text:style-name="T6">name TEXT NOT NULL,</text:span></text:p>
          </draw:text-box>
        </draw:frame>
        <draw:frame draw:style-name="gr3" draw:text-style-name="P4" draw:layer="layout" svg:width="3.262cm" svg:height="0.446cm" svg:x="3.238cm" svg:y="23.412cm">
          <draw:text-box>
            <text:p text:style-name="P3"><text:span text:style-name="T6">customer TEXT,</text:span></text:p>
          </draw:text-box>
        </draw:frame>
        <draw:frame draw:style-name="gr3" draw:text-style-name="P4" draw:layer="layout" svg:width="2.33cm" svg:height="0.446cm" svg:x="3.238cm" svg:y="23.917cm">
          <draw:text-box>
            <text:p text:style-name="P3"><text:span text:style-name="T6">date DATE,</text:span></text:p>
          </draw:text-box>
        </draw:frame>
        <draw:frame draw:style-name="gr3" draw:text-style-name="P4" draw:layer="layout" svg:width="6.754cm" svg:height="0.446cm" svg:x="3.238cm" svg:y="24.423cm">
          <draw:text-box>
            <text:p text:style-name="P3"><text:span text:style-name="T6">deadline INTEGER VARCHAR(10),</text:span></text:p>
          </draw:text-box>
        </draw:frame>
        <draw:frame draw:style-name="gr3" draw:text-style-name="P4" draw:layer="layout" svg:width="2.796cm" svg:height="0.446cm" svg:x="3.238cm" svg:y="24.928cm">
          <draw:text-box>
            <text:p text:style-name="P3"><text:span text:style-name="T6">cost INTEGER</text:span></text:p>
          </draw:text-box>
        </draw:frame>
        <draw:frame draw:style-name="gr3" draw:text-style-name="P4" draw:layer="layout" svg:width="1.166cm" svg:height="0.446cm" svg:x="3.238cm" svg:y="25.434cm">
          <draw:text-box>
            <text:p text:style-name="P3"><text:span text:style-name="T6">)"""</text:span><text:span text:style-name="T4">)</text:span></text:p>
          </draw:text-box>
        </draw:frame>
        <draw:frame draw:style-name="gr3" draw:text-style-name="P4" draw:layer="layout" svg:width="8.384cm" svg:height="0.446cm" svg:x="2.54cm" svg:y="26.445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215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226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0.743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2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3.283cm" svg:viewBox="0 0 15946 530" draw:points="0,0 15946,0 15946,530 0,530">
          <text:p/>
        </draw:polygon>
        <draw:polygon draw:style-name="gr2" draw:text-style-name="P2" draw:layer="layout" svg:width="15.945cm" svg:height="0.529cm" svg:x="2.54cm" svg:y="23.777cm" svg:viewBox="0 0 15946 530" draw:points="0,0 15946,0 15946,530 0,530">
          <text:p/>
        </draw:polygon>
        <draw:polygon draw:style-name="gr2" draw:text-style-name="P2" draw:layer="layout" svg:width="15.945cm" svg:height="0.529cm" svg:x="2.54cm" svg:y="24.271cm" svg:viewBox="0 0 15946 530" draw:points="0,0 15946,0 15946,530 0,530">
          <text:p/>
        </draw:polygon>
        <draw:polygon draw:style-name="gr2" draw:text-style-name="P2" draw:layer="layout" svg:width="15.945cm" svg:height="0.529cm" svg:x="2.54cm" svg:y="24.8cm" svg:viewBox="0 0 15946 530" draw:points="0,0 15946,0 15946,530 0,530">
          <text:p/>
        </draw:polygon>
        <draw:polygon draw:style-name="gr2" draw:text-style-name="P2" draw:layer="layout" svg:width="15.945cm" svg:height="0.529cm" svg:x="2.54cm" svg:y="25.294cm" svg:viewBox="0 0 15946 530" draw:points="0,0 15946,0 15946,530 0,530">
          <text:p/>
        </draw:polygon>
        <draw:polygon draw:style-name="gr2" draw:text-style-name="P2" draw:layer="layout" svg:width="15.945cm" svg:height="0.529cm" svg:x="2.54cm" svg:y="25.788cm" svg:viewBox="0 0 15946 530" draw:points="0,0 15946,0 15946,530 0,530">
          <text:p/>
        </draw:polygon>
        <draw:polygon draw:style-name="gr2" draw:text-style-name="P2" draw:layer="layout" svg:width="15.945cm" svg:height="0.529cm" svg:x="2.54cm" svg:y="26.317cm" svg:viewBox="0 0 15946 530" draw:points="0,0 15946,0 15946,530 0,530">
          <text:p/>
        </draw:polygon>
        <draw:frame draw:style-name="gr3" draw:text-style-name="P4" draw:layer="layout" svg:width="4.193cm" svg:height="0.446cm" svg:x="3.238cm" svg:y="2.54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4.438cm" svg:height="0.446cm" svg:x="3.238cm" svg:y="3.045cm">
          <draw:text-box>
            <text:p text:style-name="P3"><text:span text:style-name="T4">cur.executemany(</text:span><text:span text:style-name="T6">"INSERT INTO users VALUES (?, ?, ?, ?, ?, ?)"</text:span><text:span text:style-name="T4">,</text:span></text:p>
          </draw:text-box>
        </draw:frame>
        <draw:frame draw:style-name="gr3" draw:text-style-name="P4" draw:layer="layout" svg:width="1.399cm" svg:height="0.446cm" svg:x="2.54cm" svg:y="3.551cm">
          <draw:text-box>
            <text:p text:style-name="P3"><text:span text:style-name="T4">order)</text:span></text:p>
          </draw:text-box>
        </draw:frame>
        <draw:frame draw:style-name="gr3" draw:text-style-name="P4" draw:layer="layout" svg:width="4.193cm" svg:height="0.446cm" svg:x="2.54cm" svg:y="4.562cm">
          <draw:text-box>
            <text:p text:style-name="P3"><text:span text:style-name="T7">#3 операции поиска</text:span></text:p>
          </draw:text-box>
        </draw:frame>
        <draw:frame draw:style-name="gr3" draw:text-style-name="P4" draw:layer="layout" svg:width="3.263cm" svg:height="0.446cm" svg:x="2.54cm" svg:y="5.067cm">
          <draw:text-box>
            <text:p text:style-name="P3"><text:span text:style-name="T3">def</text:span><text:span text:style-name="T8"> search1</text:span><text:span text:style-name="T4">():</text:span></text:p>
          </draw:text-box>
        </draw:frame>
        <draw:frame draw:style-name="gr3" draw:text-style-name="P4" draw:layer="layout" svg:width="8.384cm" svg:height="0.446cm" svg:x="3.238cm" svg:y="5.573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4.169cm" svg:y="6.079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1.877cm" svg:height="0.446cm" svg:x="4.169cm" svg:y="6.584cm">
          <draw:text-box>
            <text:p text:style-name="P3"><text:span text:style-name="T4">cur.execute(</text:span><text:span text:style-name="T6">"SELECT * FROM users WHERE cost&gt;50000"</text:span><text:span text:style-name="T4">)</text:span></text:p>
          </draw:text-box>
        </draw:frame>
        <draw:frame draw:style-name="gr3" draw:text-style-name="P4" draw:layer="layout" svg:width="5.357cm" svg:height="0.446cm" svg:x="4.169cm" svg:y="7.09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4.169cm" svg:y="7.595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3.263cm" svg:height="0.446cm" svg:x="2.54cm" svg:y="8.606cm">
          <draw:text-box>
            <text:p text:style-name="P3"><text:span text:style-name="T3">def</text:span><text:span text:style-name="T8"> search2</text:span><text:span text:style-name="T4">():</text:span></text:p>
          </draw:text-box>
        </draw:frame>
        <draw:frame draw:style-name="gr3" draw:text-style-name="P4" draw:layer="layout" svg:width="8.384cm" svg:height="0.446cm" svg:x="3.238cm" svg:y="9.112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4.169cm" svg:y="9.617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0.48cm" svg:height="0.446cm" svg:x="4.169cm" svg:y="10.123cm">
          <draw:text-box>
            <text:p text:style-name="P3"><text:span text:style-name="T4">cur.execute(</text:span><text:span text:style-name="T6">"SELECT * FROM users WHERE id=5"</text:span><text:span text:style-name="T4">)</text:span></text:p>
          </draw:text-box>
        </draw:frame>
        <draw:frame draw:style-name="gr3" draw:text-style-name="P4" draw:layer="layout" svg:width="5.357cm" svg:height="0.446cm" svg:x="4.169cm" svg:y="10.628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4.169cm" svg:y="11.134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3.263cm" svg:height="0.446cm" svg:x="2.54cm" svg:y="12.145cm">
          <draw:text-box>
            <text:p text:style-name="P3"><text:span text:style-name="T3">def</text:span><text:span text:style-name="T8"> search3</text:span><text:span text:style-name="T4">():</text:span></text:p>
          </draw:text-box>
        </draw:frame>
        <draw:frame draw:style-name="gr3" draw:text-style-name="P4" draw:layer="layout" svg:width="8.384cm" svg:height="0.446cm" svg:x="3.238cm" svg:y="12.65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4.169cm" svg:y="13.156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1.877cm" svg:height="0.446cm" svg:x="4.169cm" svg:y="13.662cm">
          <draw:text-box>
            <text:p text:style-name="P3"><text:span text:style-name="T4">cur.execute(</text:span><text:span text:style-name="T6">"SELECT * FROM users WHERE deadline&gt;5"</text:span><text:span text:style-name="T4">)</text:span></text:p>
          </draw:text-box>
        </draw:frame>
        <draw:frame draw:style-name="gr3" draw:text-style-name="P4" draw:layer="layout" svg:width="5.357cm" svg:height="0.446cm" svg:x="4.169cm" svg:y="14.167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4.169cm" svg:y="14.673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4.659cm" svg:height="0.446cm" svg:x="2.54cm" svg:y="15.684cm">
          <draw:text-box>
            <text:p text:style-name="P3"><text:span text:style-name="T7">#3 операции удаления</text:span></text:p>
          </draw:text-box>
        </draw:frame>
        <draw:frame draw:style-name="gr3" draw:text-style-name="P4" draw:layer="layout" svg:width="3.263cm" svg:height="0.446cm" svg:x="2.54cm" svg:y="16.189cm">
          <draw:text-box>
            <text:p text:style-name="P3"><text:span text:style-name="T3">def</text:span><text:span text:style-name="T8"> delete1</text:span><text:span text:style-name="T4">():</text:span></text:p>
          </draw:text-box>
        </draw:frame>
        <draw:frame draw:style-name="gr3" draw:text-style-name="P4" draw:layer="layout" svg:width="8.384cm" svg:height="0.446cm" svg:x="3.238cm" svg:y="16.695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4.169cm" svg:y="17.2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0.014cm" svg:height="0.446cm" svg:x="4.169cm" svg:y="17.706cm">
          <draw:text-box>
            <text:p text:style-name="P3"><text:span text:style-name="T4">cur.execute(</text:span><text:span text:style-name="T6">'DELETE FROM users WHERE id=1'</text:span><text:span text:style-name="T4">)</text:span></text:p>
          </draw:text-box>
        </draw:frame>
        <draw:frame draw:style-name="gr3" draw:text-style-name="P4" draw:layer="layout" svg:width="7.919cm" svg:height="0.446cm" svg:x="4.169cm" svg:y="18.211cm">
          <draw:text-box>
            <text:p text:style-name="P3"><text:span text:style-name="T4">cur.execute(</text:span><text:span text:style-name="T6">"SELECT * FROM users"</text:span><text:span text:style-name="T4">)</text:span></text:p>
          </draw:text-box>
        </draw:frame>
        <draw:frame draw:style-name="gr3" draw:text-style-name="P4" draw:layer="layout" svg:width="5.357cm" svg:height="0.446cm" svg:x="4.169cm" svg:y="18.717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4.169cm" svg:y="19.222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3.263cm" svg:height="0.446cm" svg:x="2.54cm" svg:y="20.233cm">
          <draw:text-box>
            <text:p text:style-name="P3"><text:span text:style-name="T3">def</text:span><text:span text:style-name="T8"> delete2</text:span><text:span text:style-name="T4">():</text:span></text:p>
          </draw:text-box>
        </draw:frame>
        <draw:frame draw:style-name="gr3" draw:text-style-name="P4" draw:layer="layout" svg:width="8.384cm" svg:height="0.446cm" svg:x="4.169cm" svg:y="20.739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5.1cm" svg:y="21.245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1.411cm" svg:height="0.446cm" svg:x="5.1cm" svg:y="21.75cm">
          <draw:text-box>
            <text:p text:style-name="P3"><text:span text:style-name="T4">cur.execute(</text:span><text:span text:style-name="T6">'DELETE FROM users WHERE cost&lt;70000'</text:span><text:span text:style-name="T4">)</text:span></text:p>
          </draw:text-box>
        </draw:frame>
        <draw:frame draw:style-name="gr3" draw:text-style-name="P4" draw:layer="layout" svg:width="7.919cm" svg:height="0.446cm" svg:x="5.1cm" svg:y="22.256cm">
          <draw:text-box>
            <text:p text:style-name="P3"><text:span text:style-name="T4">cur.execute(</text:span><text:span text:style-name="T6">"SELECT * FROM users"</text:span><text:span text:style-name="T4">)</text:span></text:p>
          </draw:text-box>
        </draw:frame>
        <draw:frame draw:style-name="gr3" draw:text-style-name="P4" draw:layer="layout" svg:width="5.357cm" svg:height="0.446cm" svg:x="5.1cm" svg:y="22.761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5.1cm" svg:y="23.267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3.263cm" svg:height="0.446cm" svg:x="2.54cm" svg:y="24.278cm">
          <draw:text-box>
            <text:p text:style-name="P3"><text:span text:style-name="T3">def</text:span><text:span text:style-name="T8"> delete3</text:span><text:span text:style-name="T4">():</text:span></text:p>
          </draw:text-box>
        </draw:frame>
        <draw:frame draw:style-name="gr3" draw:text-style-name="P4" draw:layer="layout" svg:width="8.384cm" svg:height="0.446cm" svg:x="4.169cm" svg:y="24.783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5.1cm" svg:y="25.289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1.411cm" svg:height="0.446cm" svg:x="5.1cm" svg:y="25.794cm">
          <draw:text-box>
            <text:p text:style-name="P3"><text:span text:style-name="T4">cur.execute(</text:span><text:span text:style-name="T6">'DELETE FROM users WHERE deadline&lt;6'</text:span><text:span text:style-name="T4">)</text:span></text:p>
          </draw:text-box>
        </draw:frame>
        <draw:frame draw:style-name="gr3" draw:text-style-name="P4" draw:layer="layout" svg:width="7.919cm" svg:height="0.446cm" svg:x="5.1cm" svg:y="26.3cm">
          <draw:text-box>
            <text:p text:style-name="P3"><text:span text:style-name="T4">cur.execute(</text:span><text:span text:style-name="T6">"SELECT * FROM users"</text:span><text:span text:style-name="T4">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frame draw:style-name="gr3" draw:text-style-name="P4" draw:layer="layout" svg:width="5.357cm" svg:height="0.446cm" svg:x="5.1cm" svg:y="2.54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5.1cm" svg:y="3.045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3.263cm" svg:height="0.446cm" svg:x="2.54cm" svg:y="5.067cm">
          <draw:text-box>
            <text:p text:style-name="P3"><text:span text:style-name="T3">def</text:span><text:span text:style-name="T8"> update1</text:span><text:span text:style-name="T4">():</text:span></text:p>
          </draw:text-box>
        </draw:frame>
        <draw:frame draw:style-name="gr3" draw:text-style-name="P4" draw:layer="layout" svg:width="8.384cm" svg:height="0.446cm" svg:x="3.238cm" svg:y="5.573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4.169cm" svg:y="6.079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3.739cm" svg:height="0.446cm" svg:x="4.169cm" svg:y="6.584cm">
          <draw:text-box>
            <text:p text:style-name="P3"><text:span text:style-name="T4">cur.execute(</text:span><text:span text:style-name="T6">'UPDATE users SET deadline=1 WHERE cost&lt;50000'</text:span><text:span text:style-name="T4">)</text:span></text:p>
          </draw:text-box>
        </draw:frame>
        <draw:frame draw:style-name="gr3" draw:text-style-name="P4" draw:layer="layout" svg:width="7.919cm" svg:height="0.446cm" svg:x="4.169cm" svg:y="7.09cm">
          <draw:text-box>
            <text:p text:style-name="P3"><text:span text:style-name="T4">cur.execute(</text:span><text:span text:style-name="T6">"SELECT * FROM users"</text:span><text:span text:style-name="T4">)</text:span></text:p>
          </draw:text-box>
        </draw:frame>
        <draw:frame draw:style-name="gr3" draw:text-style-name="P4" draw:layer="layout" svg:width="5.357cm" svg:height="0.446cm" svg:x="4.169cm" svg:y="7.595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4.169cm" svg:y="8.101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3.263cm" svg:height="0.446cm" svg:x="2.54cm" svg:y="9.112cm">
          <draw:text-box>
            <text:p text:style-name="P3"><text:span text:style-name="T3">def</text:span><text:span text:style-name="T8"> update2</text:span><text:span text:style-name="T4">():</text:span></text:p>
          </draw:text-box>
        </draw:frame>
        <draw:frame draw:style-name="gr3" draw:text-style-name="P4" draw:layer="layout" svg:width="8.384cm" svg:height="0.446cm" svg:x="3.238cm" svg:y="9.617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4.169cm" svg:y="10.123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2.808cm" svg:height="0.446cm" svg:x="4.169cm" svg:y="10.628cm">
          <draw:text-box>
            <text:p text:style-name="P3"><text:span text:style-name="T4">cur.execute(</text:span><text:span text:style-name="T6">'UPDATE users SET cost=1000000 WHERE id=5'</text:span><text:span text:style-name="T4">)</text:span></text:p>
          </draw:text-box>
        </draw:frame>
        <draw:frame draw:style-name="gr3" draw:text-style-name="P4" draw:layer="layout" svg:width="7.919cm" svg:height="0.446cm" svg:x="4.169cm" svg:y="11.134cm">
          <draw:text-box>
            <text:p text:style-name="P3"><text:span text:style-name="T4">cur.execute(</text:span><text:span text:style-name="T6">"SELECT * FROM users"</text:span><text:span text:style-name="T4">)</text:span></text:p>
          </draw:text-box>
        </draw:frame>
        <draw:frame draw:style-name="gr3" draw:text-style-name="P4" draw:layer="layout" svg:width="5.357cm" svg:height="0.446cm" svg:x="4.169cm" svg:y="11.639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4.169cm" svg:y="12.145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3.263cm" svg:height="0.446cm" svg:x="2.54cm" svg:y="13.156cm">
          <draw:text-box>
            <text:p text:style-name="P3"><text:span text:style-name="T3">def</text:span><text:span text:style-name="T8"> update3</text:span><text:span text:style-name="T4">():</text:span></text:p>
          </draw:text-box>
        </draw:frame>
        <draw:frame draw:style-name="gr3" draw:text-style-name="P4" draw:layer="layout" svg:width="8.384cm" svg:height="0.446cm" svg:x="3.238cm" svg:y="13.662cm">
          <draw:text-box>
            <text:p text:style-name="P3"><text:span text:style-name="T3">with</text:span><text:span text:style-name="T4"> sq.connect(</text:span><text:span text:style-name="T6">'orders.db'</text:span><text:span text:style-name="T4">)</text:span><text:span text:style-name="T3"> as</text:span><text:span text:style-name="T4"> con:</text:span></text:p>
          </draw:text-box>
        </draw:frame>
        <draw:frame draw:style-name="gr3" draw:text-style-name="P4" draw:layer="layout" svg:width="4.193cm" svg:height="0.446cm" svg:x="4.169cm" svg:y="14.167cm">
          <draw:text-box>
            <text:p text:style-name="P3"><text:span text:style-name="T4">cur = con.cursor()</text:span></text:p>
          </draw:text-box>
        </draw:frame>
        <draw:frame draw:style-name="gr3" draw:text-style-name="P4" draw:layer="layout" svg:width="13.972cm" svg:height="0.446cm" svg:x="4.169cm" svg:y="14.673cm">
          <draw:text-box>
            <text:p text:style-name="P3"><text:span text:style-name="T4">cur.execute(</text:span><text:span text:style-name="T6">'UPDATE users SET deadline=10 WHERE cost&gt;50000'</text:span><text:span text:style-name="T4">)</text:span></text:p>
          </draw:text-box>
        </draw:frame>
        <draw:frame draw:style-name="gr3" draw:text-style-name="P4" draw:layer="layout" svg:width="7.919cm" svg:height="0.446cm" svg:x="4.169cm" svg:y="15.178cm">
          <draw:text-box>
            <text:p text:style-name="P3"><text:span text:style-name="T4">cur.execute(</text:span><text:span text:style-name="T6">"SELECT * FROM users"</text:span><text:span text:style-name="T4">)</text:span></text:p>
          </draw:text-box>
        </draw:frame>
        <draw:frame draw:style-name="gr3" draw:text-style-name="P4" draw:layer="layout" svg:width="5.357cm" svg:height="0.446cm" svg:x="4.169cm" svg:y="15.684cm">
          <draw:text-box>
            <text:p text:style-name="P3"><text:span text:style-name="T4">result = cur.fetchall()</text:span></text:p>
          </draw:text-box>
        </draw:frame>
        <draw:frame draw:style-name="gr3" draw:text-style-name="P4" draw:layer="layout" svg:width="3.029cm" svg:height="0.446cm" svg:x="4.169cm" svg:y="16.189cm">
          <draw:text-box>
            <text:p text:style-name="P3"><text:span text:style-name="T9">print</text:span><text:span text:style-name="T4">(result)</text:span></text:p>
          </draw:text-box>
        </draw:frame>
        <draw:frame draw:style-name="gr3" draw:text-style-name="P4" draw:layer="layout" svg:width="5.903cm" svg:height="0.433cm" svg:x="2.54cm" svg:y="20.292cm">
          <draw:text-box>
            <text:p text:style-name="P3"><text:span text:style-name="T2">Протокол работы программы:</text:span></text:p>
          </draw:text-box>
        </draw:frame>
        <draw:frame draw:style-name="gr3" draw:text-style-name="P4" draw:layer="layout" svg:width="1.928cm" svg:height="0.433cm" svg:x="2.54cm" svg:y="20.805cm">
          <draw:text-box>
            <text:p text:style-name="P3"><text:span text:style-name="T2">1) search1</text:span></text:p>
          </draw:text-box>
        </draw:frame>
        <draw:frame draw:style-name="gr3" draw:text-style-name="P4" draw:layer="layout" svg:width="8.452cm" svg:height="0.433cm" svg:x="2.54cm" svg:y="21.319cm">
          <draw:text-box>
            <text:p text:style-name="P3"><text:span text:style-name="T1">/home/student/Документы/uc27klipan/bin/python</text:span></text:p>
          </draw:text-box>
        </draw:frame>
        <draw:frame draw:style-name="gr3" draw:text-style-name="P4" draw:layer="layout" svg:width="9.193cm" svg:height="0.433cm" svg:x="2.54cm" svg:y="21.832cm">
          <draw:text-box>
            <text:p text:style-name="P3"><text:span text:style-name="T1">/home/student/Документы/uc27klipan/pz/pz 15/15.py</text:span></text:p>
          </draw:text-box>
        </draw:frame>
        <draw:frame draw:style-name="gr3" draw:text-style-name="P4" draw:layer="layout" svg:width="15.327cm" svg:height="0.433cm" svg:x="2.54cm" svg:y="22.345cm">
          <draw:text-box>
            <text:p text:style-name="P3"><text:span text:style-name="T1">[(1, 'Стол письменный', 'ООО «Мебель»', '18.08.2023', 7, 281000), (5, 'Компьютерный</text:span></text:p>
          </draw:text-box>
        </draw:frame>
        <draw:frame draw:style-name="gr3" draw:text-style-name="P4" draw:layer="layout" svg:width="13.9cm" svg:height="0.433cm" svg:x="2.54cm" svg:y="22.858cm">
          <draw:text-box>
            <text:p text:style-name="P3"><text:span text:style-name="T1">стол', 'ООО «Техника»', '22.08.2023', 8, 60000), (7, 'Стеллаж', 'ООО «Офис»',</text:span></text:p>
          </draw:text-box>
        </draw:frame>
        <draw:frame draw:style-name="gr3" draw:text-style-name="P4" draw:layer="layout" svg:width="14.171cm" svg:height="0.433cm" svg:x="2.54cm" svg:y="23.371cm">
          <draw:text-box>
            <text:p text:style-name="P3"><text:span text:style-name="T1">'24.08.2023', 3, 75000), (10, 'Ноутбук', 'ООО «Техника»', '27.08.2023', 5, 80000)]</text:span></text:p>
          </draw:text-box>
        </draw:frame>
        <draw:frame draw:style-name="gr3" draw:text-style-name="P4" draw:layer="layout" svg:width="5.649cm" svg:height="0.433cm" svg:x="2.54cm" svg:y="24.398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801cm" svg:height="0.433cm" svg:x="2.54cm" svg:y="26.45cm">
          <draw:text-box>
            <text:p text:style-name="P3"><text:span text:style-name="T2">2) delete1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8.452cm" svg:height="0.433cm" svg:x="2.54cm" svg:y="2.553cm">
          <draw:text-box>
            <text:p text:style-name="P3"><text:span text:style-name="T1">/home/student/Документы/uc27klipan/bin/python</text:span></text:p>
          </draw:text-box>
        </draw:frame>
        <draw:frame draw:style-name="gr3" draw:text-style-name="P4" draw:layer="layout" svg:width="9.193cm" svg:height="0.433cm" svg:x="2.54cm" svg:y="3.066cm">
          <draw:text-box>
            <text:p text:style-name="P3"><text:span text:style-name="T1">/home/student/Документы/uc27klipan/pz/pz 15/15.py</text:span></text:p>
          </draw:text-box>
        </draw:frame>
        <draw:frame draw:style-name="gr3" draw:text-style-name="P4" draw:layer="layout" svg:width="15.771cm" svg:height="0.433cm" svg:x="2.54cm" svg:y="3.579cm">
          <draw:text-box>
            <text:p text:style-name="P3"><text:span text:style-name="T1">[(2, 'Стул', 'ООО «Офис»', '19.08.2023', 5, 30000), (3, 'Шкаф', 'ООО «Дом»', '20.08.2023',</text:span></text:p>
          </draw:text-box>
        </draw:frame>
        <draw:frame draw:style-name="gr3" draw:text-style-name="P4" draw:layer="layout" svg:width="15.365cm" svg:height="0.433cm" svg:x="2.54cm" svg:y="4.092cm">
          <draw:text-box>
            <text:p text:style-name="P3"><text:span text:style-name="T1">10, 50000), (4, 'Кресло', 'ООО «Комфорт»', '21.08.2023', 7, 45000), (5, 'Компьютерный</text:span></text:p>
          </draw:text-box>
        </draw:frame>
        <draw:frame draw:style-name="gr3" draw:text-style-name="P4" draw:layer="layout" svg:width="15.229cm" svg:height="0.433cm" svg:x="2.54cm" svg:y="4.605cm">
          <draw:text-box>
            <text:p text:style-name="P3"><text:span text:style-name="T1">стол', 'ООО «Техника»', '22.08.2023', 8, 60000), (6, 'Офисная тумба', 'ООО «Стиль»',</text:span></text:p>
          </draw:text-box>
        </draw:frame>
        <draw:frame draw:style-name="gr3" draw:text-style-name="P4" draw:layer="layout" svg:width="14.463cm" svg:height="0.433cm" svg:x="2.54cm" svg:y="5.119cm">
          <draw:text-box>
            <text:p text:style-name="P3"><text:span text:style-name="T1">'23.08.2023', 10, 35000), (7, 'Стеллаж', 'ООО «Офис»', '24.08.2023', 3, 75000), (8,</text:span></text:p>
          </draw:text-box>
        </draw:frame>
        <draw:frame draw:style-name="gr3" draw:text-style-name="P4" draw:layer="layout" svg:width="14.078cm" svg:height="0.433cm" svg:x="2.54cm" svg:y="5.632cm">
          <draw:text-box>
            <text:p text:style-name="P3"><text:span text:style-name="T1">'Принтер', 'ООО «Печать»', '25.08.2023', 1, 20000), (9, 'МФУ', 'ООО «Сервис»',</text:span></text:p>
          </draw:text-box>
        </draw:frame>
        <draw:frame draw:style-name="gr3" draw:text-style-name="P4" draw:layer="layout" svg:width="14.171cm" svg:height="0.433cm" svg:x="2.54cm" svg:y="6.145cm">
          <draw:text-box>
            <text:p text:style-name="P3"><text:span text:style-name="T1">'26.08.2023', 3, 40000), (10, 'Ноутбук', 'ООО «Техника»', '27.08.2023', 5, 80000)]</text:span></text:p>
          </draw:text-box>
        </draw:frame>
        <draw:frame draw:style-name="gr3" draw:text-style-name="P4" draw:layer="layout" svg:width="5.649cm" svg:height="0.433cm" svg:x="2.54cm" svg:y="7.171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949cm" svg:height="0.433cm" svg:x="2.54cm" svg:y="8.198cm">
          <draw:text-box>
            <text:p text:style-name="P3"><text:span text:style-name="T2">3) update1</text:span></text:p>
          </draw:text-box>
        </draw:frame>
        <draw:frame draw:style-name="gr3" draw:text-style-name="P4" draw:layer="layout" svg:width="8.452cm" svg:height="0.433cm" svg:x="2.54cm" svg:y="8.711cm">
          <draw:text-box>
            <text:p text:style-name="P3"><text:span text:style-name="T1">/home/student/Документы/uc27klipan/bin/python</text:span></text:p>
          </draw:text-box>
        </draw:frame>
        <draw:frame draw:style-name="gr3" draw:text-style-name="P4" draw:layer="layout" svg:width="9.193cm" svg:height="0.433cm" svg:x="2.54cm" svg:y="9.224cm">
          <draw:text-box>
            <text:p text:style-name="P3"><text:span text:style-name="T1">/home/student/Документы/uc27klipan/pz/pz 15/15.py</text:span></text:p>
          </draw:text-box>
        </draw:frame>
        <draw:frame draw:style-name="gr3" draw:text-style-name="P4" draw:layer="layout" svg:width="14.755cm" svg:height="0.433cm" svg:x="2.54cm" svg:y="9.737cm">
          <draw:text-box>
            <text:p text:style-name="P3"><text:span text:style-name="T1">[(1, 'Стол письменный', 'ООО «Мебель»', '18.08.2023', 7, 281000), (2, 'Стул', 'ООО</text:span></text:p>
          </draw:text-box>
        </draw:frame>
        <draw:frame draw:style-name="gr3" draw:text-style-name="P4" draw:layer="layout" svg:width="15.39cm" svg:height="0.433cm" svg:x="2.54cm" svg:y="10.25cm">
          <draw:text-box>
            <text:p text:style-name="P3"><text:span text:style-name="T1">«Офис»', '19.08.2023', 1, 30000), (3, 'Шкаф', 'ООО «Дом»', '20.08.2023', 10, 50000), (4,</text:span></text:p>
          </draw:text-box>
        </draw:frame>
        <draw:frame draw:style-name="gr3" draw:text-style-name="P4" draw:layer="layout" svg:width="14.929cm" svg:height="0.433cm" svg:x="2.54cm" svg:y="10.763cm">
          <draw:text-box>
            <text:p text:style-name="P3"><text:span text:style-name="T1">'Кресло', 'ООО «Комфорт»', '21.08.2023', 1, 45000), (5, 'Компьютерный стол', 'ООО</text:span></text:p>
          </draw:text-box>
        </draw:frame>
        <draw:frame draw:style-name="gr3" draw:text-style-name="P4" draw:layer="layout" svg:width="15.771cm" svg:height="0.433cm" svg:x="2.54cm" svg:y="11.277cm">
          <draw:text-box>
            <text:p text:style-name="P3"><text:span text:style-name="T1">«Техника»', '22.08.2023', 8, 60000), (6, 'Офисная тумба', 'ООО «Стиль»', '23.08.2023', 1,</text:span></text:p>
          </draw:text-box>
        </draw:frame>
        <draw:frame draw:style-name="gr3" draw:text-style-name="P4" draw:layer="layout" svg:width="14.501cm" svg:height="0.433cm" svg:x="2.54cm" svg:y="11.79cm">
          <draw:text-box>
            <text:p text:style-name="P3"><text:span text:style-name="T1">35000), (7, 'Стеллаж', 'ООО «Офис»', '24.08.2023', 3, 75000), (8, 'Принтер', 'ООО</text:span></text:p>
          </draw:text-box>
        </draw:frame>
        <draw:frame draw:style-name="gr3" draw:text-style-name="P4" draw:layer="layout" svg:width="16.038cm" svg:height="0.433cm" svg:x="2.54cm" svg:y="12.303cm">
          <draw:text-box>
            <text:p text:style-name="P3"><text:span text:style-name="T1">«Печать»', '25.08.2023', 1, 20000), (9, 'МФУ', 'ООО «Сервис»', '26.08.2023', 1, 40000), (10,</text:span></text:p>
          </draw:text-box>
        </draw:frame>
        <draw:frame draw:style-name="gr3" draw:text-style-name="P4" draw:layer="layout" svg:width="9.201cm" svg:height="0.433cm" svg:x="2.54cm" svg:y="12.816cm">
          <draw:text-box>
            <text:p text:style-name="P3"><text:span text:style-name="T1">'Ноутбук', 'ООО «Техника»', '27.08.2023', 5, 80000)]</text:span></text:p>
          </draw:text-box>
        </draw:frame>
        <draw:frame draw:style-name="gr3" draw:text-style-name="P4" draw:layer="layout" svg:width="5.649cm" svg:height="0.433cm" svg:x="2.54cm" svg:y="13.842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471cm" svg:height="0.433cm" svg:x="2.54cm" svg:y="15.382cm">
          <draw:text-box>
            <text:p text:style-name="P3"><text:span text:style-name="T2">Вывод:</text:span></text:p>
          </draw:text-box>
        </draw:frame>
        <draw:frame draw:style-name="gr3" draw:text-style-name="P4" draw:layer="layout" svg:width="13.756cm" svg:height="0.433cm" svg:x="2.54cm" svg:y="15.895cm">
          <draw:text-box>
            <text:p text:style-name="P3"><text:span text:style-name="T1">Мы закрепили усвоенные знания, понятия, алгоритмы, основные принципы</text:span></text:p>
          </draw:text-box>
        </draw:frame>
        <draw:frame draw:style-name="gr3" draw:text-style-name="P4" draw:layer="layout" svg:width="11.551cm" svg:height="0.433cm" svg:x="2.54cm" svg:y="16.408cm">
          <draw:text-box>
            <text:p text:style-name="P3"><text:span text:style-name="T1">составления программ, работу с БД в IDE PyCharm Community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New" svg:font-family="CourierNew" style:font-pitch="variable"/>
    <style:font-face style:name="CourierNew1" svg:font-family="CourierNew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28T16:56:12.354563531</dc:date>
    <meta:editing-duration>PT25S</meta:editing-duration>
    <meta:editing-cycles>1</meta:editing-cycles>
    <meta:document-statistic meta:object-count="246"/>
    <meta:generator>LibreOffice/7.3.7.2$Linux_X86_64 LibreOffice_project/30$Build-2</meta:generator>
  </office:meta>
</office:document-meta>
</file>